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691in" table:align="left"/>
    </style:style>
    <style:style style:name="Table1.A" style:family="table-column">
      <style:table-column-properties style:column-width="0.69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391in" table:align="left"/>
    </style:style>
    <style:style style:name="Table2.A" style:family="table-column">
      <style:table-column-properties style:column-width="2.39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line-height="110%" fo:text-align="start" style:justify-single-word="false"/>
      <style:text-properties style:font-name="Liberation Serif" fo:font-weight="bold" officeooo:rsid="00063c0c" officeooo:paragraph-rsid="00063c0c" style:font-weight-asian="bold" style:font-weight-complex="bold"/>
    </style:style>
    <style:style style:name="P2" style:family="paragraph" style:parent-style-name="Standard">
      <style:paragraph-properties fo:line-height="110%"/>
      <style:text-properties style:font-name="Courier" fo:font-weight="bold" officeooo:rsid="000920b0" officeooo:paragraph-rsid="000920b0" style:font-weight-asian="bold" style:font-weight-complex="bold"/>
    </style:style>
    <style:style style:name="P3" style:family="paragraph" style:parent-style-name="Standard">
      <style:paragraph-properties fo:line-height="110%"/>
      <style:text-properties fo:font-weight="bold" officeooo:rsid="00026fa2" officeooo:paragraph-rsid="00026fa2" style:font-weight-asian="bold" style:font-weight-complex="bold"/>
    </style:style>
    <style:style style:name="P4" style:family="paragraph" style:parent-style-name="Standard">
      <style:paragraph-properties fo:line-height="110%"/>
      <style:text-properties fo:font-weight="bold" officeooo:rsid="00026fa2" officeooo:paragraph-rsid="000920b0" style:font-weight-asian="bold" style:font-weight-complex="bold"/>
    </style:style>
    <style:style style:name="P5" style:family="paragraph" style:parent-style-name="Standard">
      <style:paragraph-properties fo:line-height="110%"/>
      <style:text-properties fo:font-weight="bold" officeooo:rsid="000920b0" officeooo:paragraph-rsid="000920b0" style:font-weight-asian="bold" style:font-weight-complex="bold"/>
    </style:style>
    <style:style style:name="P6" style:family="paragraph" style:parent-style-name="Standard">
      <style:paragraph-properties fo:line-height="110%"/>
      <style:text-properties fo:font-weight="normal" officeooo:rsid="00063c0c" officeooo:paragraph-rsid="00063c0c" style:font-weight-asian="normal" style:font-weight-complex="normal"/>
    </style:style>
    <style:style style:name="P7" style:family="paragraph" style:parent-style-name="Standard">
      <style:paragraph-properties fo:line-height="110%" fo:text-align="start" style:justify-single-word="false"/>
      <style:text-properties officeooo:paragraph-rsid="00063c0c"/>
    </style:style>
    <style:style style:name="P8" style:family="paragraph" style:parent-style-name="Standard" style:list-style-name="L1">
      <style:paragraph-properties fo:line-height="110%" fo:text-align="start" style:justify-single-word="false"/>
      <style:text-properties officeooo:rsid="00026fa2" officeooo:paragraph-rsid="0004c24f"/>
    </style:style>
    <style:style style:name="P9" style:family="paragraph" style:parent-style-name="Standard" style:list-style-name="L1">
      <style:paragraph-properties fo:line-height="110%" fo:text-align="start" style:justify-single-word="false"/>
      <style:text-properties officeooo:rsid="00026fa2" officeooo:paragraph-rsid="00026fa2"/>
    </style:style>
    <style:style style:name="P10" style:family="paragraph" style:parent-style-name="Standard" style:list-style-name="L1">
      <style:paragraph-properties fo:line-height="110%" fo:text-align="start" style:justify-single-word="false"/>
      <style:text-properties officeooo:paragraph-rsid="00026fa2"/>
    </style:style>
    <style:style style:name="P11" style:family="paragraph" style:parent-style-name="Standard" style:list-style-name="L1">
      <style:paragraph-properties fo:line-height="110%" fo:text-align="start" style:justify-single-word="false"/>
      <style:text-properties officeooo:paragraph-rsid="0004c24f"/>
    </style:style>
    <style:style style:name="P12" style:family="paragraph" style:parent-style-name="Standard" style:list-style-name="L1">
      <style:paragraph-properties fo:line-height="110%" fo:text-align="start" style:justify-single-word="false"/>
      <style:text-properties officeooo:paragraph-rsid="00057a1b"/>
    </style:style>
    <style:style style:name="P13" style:family="paragraph" style:parent-style-name="Standard" style:list-style-name="L1">
      <style:paragraph-properties fo:line-height="110%" fo:text-align="start" style:justify-single-word="false"/>
      <style:text-properties officeooo:paragraph-rsid="00063c0c"/>
    </style:style>
    <style:style style:name="P14" style:family="paragraph" style:parent-style-name="Standard" style:list-style-name="L1">
      <style:paragraph-properties fo:line-height="110%" fo:text-align="start" style:justify-single-word="false"/>
      <style:text-properties style:font-name="Courier" fo:font-style="normal" officeooo:paragraph-rsid="0004c24f" style:font-style-asian="normal" style:font-style-complex="normal"/>
    </style:style>
    <style:style style:name="P15" style:family="paragraph" style:parent-style-name="Standard" style:list-style-name="L1">
      <style:paragraph-properties fo:line-height="110%" fo:text-align="start" style:justify-single-word="false"/>
      <style:text-properties officeooo:rsid="0004c24f" officeooo:paragraph-rsid="00057a1b"/>
    </style:style>
    <style:style style:name="P16" style:family="paragraph" style:parent-style-name="Standard" style:list-style-name="L1">
      <style:paragraph-properties fo:line-height="110%" fo:text-align="start" style:justify-single-word="false"/>
      <style:text-properties officeooo:rsid="0004c24f" officeooo:paragraph-rsid="0004c24f"/>
    </style:style>
    <style:style style:name="P17" style:family="paragraph" style:parent-style-name="Standard" style:list-style-name="L1">
      <style:paragraph-properties fo:line-height="110%" fo:text-align="start" style:justify-single-word="false"/>
      <style:text-properties style:font-name="Liberation Serif" officeooo:rsid="00057a1b" officeooo:paragraph-rsid="00057a1b"/>
    </style:style>
    <style:style style:name="P18" style:family="paragraph" style:parent-style-name="Standard" style:list-style-name="L2">
      <style:paragraph-properties fo:line-height="110%" fo:text-align="start" style:justify-single-word="false"/>
      <style:text-properties style:font-name="Liberation Serif" fo:font-style="normal" fo:font-weight="normal" officeooo:rsid="000920b0" officeooo:paragraph-rsid="000920b0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line-height="110%" fo:text-align="start" style:justify-single-word="false"/>
      <style:text-properties fo:font-style="italic" officeooo:paragraph-rsid="0004c24f"/>
    </style:style>
    <style:style style:name="P20" style:family="paragraph" style:parent-style-name="Standard" style:list-style-name="L1">
      <style:paragraph-properties fo:margin-left="0.4925in" fo:margin-right="0in" fo:line-height="110%" fo:text-align="start" style:justify-single-word="false" fo:text-indent="-0.25in" style:auto-text-indent="false"/>
      <style:text-properties fo:font-style="italic" officeooo:paragraph-rsid="0004c24f"/>
    </style:style>
    <style:style style:name="P21" style:family="paragraph" style:parent-style-name="Text_20_body" style:list-style-name="L1">
      <style:text-properties officeooo:paragraph-rsid="0009f0ac"/>
    </style:style>
    <style:style style:name="P22" style:family="paragraph" style:parent-style-name="Text_20_body" style:list-style-name="L1">
      <style:paragraph-properties fo:line-height="110%" fo:text-align="start" style:justify-single-word="false"/>
      <style:text-properties officeooo:paragraph-rsid="00057a1b"/>
    </style:style>
    <style:style style:name="P23" style:family="paragraph" style:parent-style-name="Text_20_body" style:list-style-name="L2">
      <style:text-properties officeooo:paragraph-rsid="000920b0"/>
    </style:style>
    <style:style style:name="P24" style:family="paragraph" style:parent-style-name="Text_20_body" style:list-style-name="L2">
      <style:text-properties style:font-name="Liberation Serif" officeooo:rsid="000920b0" officeooo:paragraph-rsid="000920b0"/>
    </style:style>
    <style:style style:name="P25" style:family="paragraph" style:parent-style-name="Text_20_body" style:list-style-name="L2">
      <style:text-properties style:font-name="Liberation Serif" officeooo:rsid="0009f0ac" officeooo:paragraph-rsid="0009f0ac"/>
    </style:style>
    <style:style style:name="T1" style:family="text">
      <style:text-properties officeooo:rsid="00026f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6fa2" style:font-weight-asian="normal" style:font-weight-complex="normal"/>
    </style:style>
    <style:style style:name="T4" style:family="text">
      <style:text-properties fo:font-weight="normal" officeooo:rsid="0004c24f" style:font-weight-asian="normal" style:font-weight-complex="normal"/>
    </style:style>
    <style:style style:name="T5" style:family="text">
      <style:text-properties fo:font-weight="normal" officeooo:rsid="00057a1b" style:font-weight-asian="normal" style:font-weight-complex="normal"/>
    </style:style>
    <style:style style:name="T6" style:family="text">
      <style:text-properties fo:font-weight="normal" officeooo:rsid="00063c0c" style:font-weight-asian="normal" style:font-weight-complex="normal"/>
    </style:style>
    <style:style style:name="T7" style:family="text">
      <style:text-properties fo:font-weight="normal" officeooo:rsid="00078362" style:font-weight-asian="normal" style:font-weight-complex="normal"/>
    </style:style>
    <style:style style:name="T8" style:family="text">
      <style:text-properties fo:font-weight="normal" officeooo:rsid="000c14cc" style:font-weight-asian="normal" style:font-weight-complex="normal"/>
    </style:style>
    <style:style style:name="T9" style:family="text">
      <style:text-properties officeooo:rsid="0004c24f"/>
    </style:style>
    <style:style style:name="T10" style:family="text">
      <style:text-properties style:font-name="Courier"/>
    </style:style>
    <style:style style:name="T11" style:family="text">
      <style:text-properties style:font-name="Courier" fo:font-weight="normal" officeooo:rsid="0004c24f" style:font-weight-asian="normal" style:font-weight-complex="normal"/>
    </style:style>
    <style:style style:name="T12" style:family="text">
      <style:text-properties style:font-name="Courier" fo:font-style="normal" style:font-style-asian="normal" style:font-style-complex="normal"/>
    </style:style>
    <style:style style:name="T13" style:family="text">
      <style:text-properties style:font-name="Courier" officeooo:rsid="00057a1b"/>
    </style:style>
    <style:style style:name="T14" style:family="text">
      <style:text-properties style:font-name="Courier" officeooo:rsid="000920b0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weight="normal" officeooo:rsid="0004c24f" style:font-weight-asian="normal" style:font-weight-complex="normal"/>
    </style:style>
    <style:style style:name="T17" style:family="text">
      <style:text-properties style:font-name="Liberation Serif" officeooo:rsid="00057a1b"/>
    </style:style>
    <style:style style:name="T18" style:family="text">
      <style:text-properties style:font-name="Liberation Serif" officeooo:rsid="00063c0c"/>
    </style:style>
    <style:style style:name="T19" style:family="text">
      <style:text-properties style:font-name="Liberation Serif" fo:font-weight="bold" officeooo:rsid="0004c24f" style:font-weight-asian="bold" style:font-weight-complex="bold"/>
    </style:style>
    <style:style style:name="T20" style:family="text">
      <style:text-properties style:font-name="Liberation Serif" officeooo:rsid="0009f0ac"/>
    </style:style>
    <style:style style:name="T21" style:family="text">
      <style:text-properties fo:font-style="italic" officeooo:rsid="0004c24f"/>
    </style:style>
    <style:style style:name="T22" style:family="text">
      <style:text-properties officeooo:rsid="00063c0c"/>
    </style:style>
    <style:style style:name="T23" style:family="text">
      <style:text-properties officeooo:rsid="00078362"/>
    </style:style>
    <style:style style:name="T24" style:family="text">
      <style:text-properties officeooo:rsid="000920b0"/>
    </style:style>
    <style:style style:name="T25" style:family="text">
      <style:text-properties officeooo:rsid="000c14cc"/>
    </style:style>
    <style:style style:name="T26" style:family="text">
      <style:text-properties style:font-name="Courier" officeooo:rsid="00063c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tting up TSC - <text:span text:style-name="T23">alpha </text:span>with a Raspberry Pi 3 Model B <text:span text:style-name="T7">v. 0.0.1</text:span></text:p>
      <text:p text:style-name="P6">TSC (TwoStepperControl) is a software project by Wolfgang Birkfellner and Steffen Elste to realize n open integrated control system for astronomical telescopes. The basic idea is to use a Raspberry Pi to control a telescope and to provide basic autoguiding functionality with<text:span text:style-name="T25">out</text:span> additional external computers. <text:span text:style-name="T23">As a Pi is not a RTOS, it cannot control stepper drivers directly like a microcontroller; therefore, extra hardware is necessary which receives basic parameters (number of steps, velocity, acceleration) from the software. Currently, I am using a Phidgets 1067 bipolar driver board although other alternatives are under consideration. The steppers are monitored by the Pi in separate Qt-Concurrent threads so that software functionality is maintained during stepper operation. So far, only fork mounts are supported.</text:span></text:p>
      <text:p text:style-name="P3"/>
      <text:p text:style-name="P5">Software repository:</text:p>
      <text:p text:style-name="P2"><text:a xlink:type="simple" xlink:href="https://github.com/selste/TwoStepperControl"><text:span text:style-name="T15">https://github.com/selste/TwoStepperControl</text:span></text:a></text:p>
      <text:p text:style-name="P4"/>
      <text:p text:style-name="P5">Basic components:</text:p>
      <text:list xml:id="list5743047790372699552" text:style-name="L1">
        <text:list-item>
          <text:p text:style-name="P8">Operating System: Raspian Jessie - <text:a xlink:type="simple" xlink:href="https://www.raspberrypi.org/downloads/noobs/"><text:span text:style-name="T9">https://www.raspberrypi.org/downloads/noobs/</text:span></text:a></text:p>
        </text:list-item>
        <text:list-item>
          <text:p text:style-name="P9">Raspberry Pi 3 Model B, with at least a 16 GB MicroSD card and a 2A micro-USB power adapter. Cost ~ 70 €.</text:p>
        </text:list-item>
        <text:list-item>
          <text:p text:style-name="P10"><text:span text:style-name="T3">Stepper control boards: </text:span><text:span text:style-name="Strong_20_Emphasis"><text:span text:style-name="T2">1067_0 - PhidgetStepper Bipolar HC, </text:span></text:span><text:span text:style-name="Strong_20_Emphasis"><text:span text:style-name="T3">available from </text:span></text:span><text:a xlink:type="simple" xlink:href="http://www.phidgets.com/"><text:span text:style-name="Strong_20_Emphasis"><text:span text:style-name="T3">www.phidgets.com</text:span></text:span></text:a><text:span text:style-name="Strong_20_Emphasis"><text:span text:style-name="T3"> or </text:span></text:span><text:a xlink:type="simple" xlink:href="http://www.nodna.de/"><text:span text:style-name="Strong_20_Emphasis"><text:span text:style-name="T3">www.nodna.de</text:span></text:span></text:a><text:span text:style-name="Strong_20_Emphasis"><text:span text:style-name="T3">. Two boards are necessary. These operate one bipolar stepper each with up to 4 A coil current. 1/16 microsteps are available, the board is controlled vi</text:span></text:span><text:span text:style-name="Strong_20_Emphasis"><text:span text:style-name="T8">a</text:span></text:span><text:span text:style-name="Strong_20_Emphasis"><text:span text:style-name="T3"> USB 2.0. Cost for each board is currently ~90 €. A development with the </text:span></text:span>SparkFun AutoDriver - Stepper Motor Driver (v13) – <text:a xlink:type="simple" xlink:href="http://www.sparkfun.com/"><text:span text:style-name="T1">www.sparkfun.com</text:span></text:a><text:span text:style-name="T1"> - using </text:span>STMicro L6470 dSPIN <text:span text:style-name="T1">drivers capable of 3A per coil and 1/128 microsteps addressed via SPI is planned but not yet available. As Raspian is not a RTOS, it cannot control the drivers directly.</text:span></text:p>
        </text:list-item>
        <text:list-item>
          <text:p text:style-name="P11"><text:span text:style-name="Strong_20_Emphasis"><text:span text:style-name="T3">A HDMI cable and an HDMI monitor. Development right now aims at using the Adafruit 5” HDMI 800*480 Backpack Touchscreen (~80 €). </text:span></text:span><text:span text:style-name="Strong_20_Emphasis"><text:span text:style-name="T4">Basically, it is possible to connect via W-LAN or WI-FI direct and a VNC viewer to the Raspberry using a mobile or a tablet, although I have not yet tried this – check </text:span></text:span><text:a xlink:type="simple" xlink:href="https://www.raspberrypi.org/documentation/remote-access/vnc/"><text:span text:style-name="Strong_20_Emphasis"><text:span text:style-name="T4">https://www.raspberrypi.org/documentation/remote-access/vnc/</text:span></text:span></text:a></text:p>
        </text:list-item>
        <text:list-item>
          <text:p text:style-name="P10"><text:span text:style-name="Strong_20_Emphasis"><text:span text:style-name="T3">A wireless mouse and keyboard. Cost ~20 €.</text:span></text:span></text:p>
        </text:list-item>
        <text:list-item>
          <text:p text:style-name="P12"><text:span text:style-name="Strong_20_Emphasis"><text:span text:style-name="T5">I am experimenting right now with establishing a solid RS232 connection to connect to Cartes du Ciel. For this purpose, it is necessary to get a simple level shifter circuit like this one: </text:span></text:span><text:a xlink:type="simple" xlink:href="https://www.conrad.at/de/rs232-erweiterungs-platine-fuer-den-raspberry-pi-1337093.html"><text:span text:style-name="Strong_20_Emphasis"><text:span text:style-name="T5">https://www.conrad.at/de/rs232-erweiterungs-platine-fuer-den-raspberry-pi-1337093.html</text:span></text:span></text:a><text:span text:style-name="Strong_20_Emphasis"><text:span text:style-name="T5"> </text:span></text:span></text:p>
          <text:p text:style-name="P12"><text:span text:style-name="Strong_20_Emphasis"><text:span text:style-name="T5">However, if you don't have a serial port and a NullModem – cable, it might make sense </text:span></text:span><text:span text:style-name="Strong_20_Emphasis"><text:span text:style-name="T6">t</text:span></text:span><text:span text:style-name="Strong_20_Emphasis"><text:span text:style-name="T5">o use one of these although I have not tried it yet: </text:span></text:span><text:a xlink:type="simple" xlink:href="https://www.adafruit.com/product/954"><text:span text:style-name="Strong_20_Emphasis"><text:span text:style-name="T5">https://www.adafruit.com/product/954</text:span></text:span></text:a><text:span text:style-name="Strong_20_Emphasis"><text:span text:style-name="T5"> . </text:span></text:span><text:span text:style-name="Strong_20_Emphasis"><text:span text:style-name="T7">Finding out about available RS232 port can be done in UNIX-type systems by typing <text:line-break/></text:span></text:span><text:span text:style-name="Source_20_Text"><text:span text:style-name="T10">dmesg | grep tty</text:span></text:span></text:p>
        </text:list-item>
        <text:list-item>
          <text:p text:style-name="P10"><text:span text:style-name="Strong_20_Emphasis"><text:span text:style-name="T3">A Raspberry Pi compatible USB 2.0 hub with separate power. Not all hubs work, so be careful. </text:span></text:span><text:span text:style-name="Strong_20_Emphasis"><text:span text:style-name="T4">I found the USB port in the lower left </text:span></text:span><text:span text:style-name="Strong_20_Emphasis"><text:span text:style-name="T6">of the Pi </text:span></text:span><text:span text:style-name="Strong_20_Emphasis"><text:span text:style-name="T4">to be the most stable.<text:line-break/></text:span></text:span></text:p>
        </text:list-item>
        <text:list-item>
          <text:p text:style-name="P11"><text:span text:style-name="Strong_20_Emphasis"><text:span text:style-name="T4">Development environment is Qt and QtCreator using C++. Be aware that some ver</text:span></text:span><text:span text:style-name="Strong_20_Emphasis"><text:span text:style-name="T8">si</text:span></text:span><text:span text:style-name="Strong_20_Emphasis"><text:span text:style-name="T4">ons of Jessie might give trouble when starting the QtCreator – try <text:line-break/></text:span></text:span><text:span text:style-name="Strong_20_Emphasis"><text:span text:style-name="T11">qtcreator -noload Welcome </text:span></text:span><text:span text:style-name="Strong_20_Emphasis"><text:span text:style-name="T16">and give the correct paths to compilers and debuggers in the Options – menu.<text:line-break/></text:span></text:span></text:p>
        </text:list-item>
        <text:list-item>
          <text:p text:style-name="P11"><text:soft-page-break/><text:span text:style-name="Strong_20_Emphasis"><text:span text:style-name="T19">Software requirements: </text:span></text:span></text:p>
          <text:list>
            <text:list-item>
              <text:p text:style-name="P11"><text:span text:style-name="Strong_20_Emphasis"><text:span text:style-name="T16">Install the Phidgets – library and set the right access privileges for the USB port if you don't want to run the program in </text:span></text:span><text:span text:style-name="Strong_20_Emphasis"><text:span text:style-name="T11">root</text:span></text:span><text:span text:style-name="Strong_20_Emphasis"><text:span text:style-name="T16"> mode. Check </text:span></text:span></text:p>
              <text:p text:style-name="P11"><text:a xlink:type="simple" xlink:href="http://www.instructables.com/id/Getting-Started-with-Phidgets-on-the-Raspberry-Pi/"><text:span text:style-name="Strong_20_Emphasis"><text:span text:style-name="T16">http://www.instructables.com/id/Getting-Started-with-Phidgets-on-the-Raspberry-Pi/</text:span></text:span></text:a><text:span text:style-name="Strong_20_Emphasis"><text:span text:style-name="T16"> …</text:span></text:span></text:p>
              <text:p text:style-name="P11"><text:span text:style-name="Strong_20_Emphasis"><text:span text:style-name="T16">Basically, you need the libusb 1.0 and libphidgets 2.1. Changing the udev rules is also necessary (this is taken from </text:span></text:span><text:a xlink:type="simple" xlink:href="http://tordwessman.blogspot.co.at/2012/01/running-phidgets-under-linuxubuntu.html"><text:span text:style-name="Strong_20_Emphasis"><text:span text:style-name="T16">http://tordwessman.blogspot.co.at/2012/01/running-phidgets-under-linuxubuntu.html</text:span></text:span></text:a><text:span text:style-name="Strong_20_Emphasis"><text:span text:style-name="T16">):</text:span></text:span></text:p>
              <text:list>
                <text:list-item>
                  <text:p text:style-name="P14">$ sudo nano /etc/udev/rules.d/80_phidget.rules</text:p>
                </text:list-item>
                <text:list-item>
                  <text:p text:style-name="P11">Add the following content:<text:line-break/><text:span text:style-name="T12">SUBSYSTEMS=="usb", ACTION=="add", ATTRS{idVendor}=="06c2", ATTRS{idProduct}=="00[3-a][0-f]", MODE="666"</text:span></text:p>
                </text:list-item>
                <text:list-item>
                  <text:p text:style-name="P11"><text:span text:style-name="T9">S</text:span>et <text:span text:style-name="T10">USB_DEVFS_PATH</text:span> to<text:span text:style-name="T10"> /dev/bus/usb </text:span>by adding to <text:span text:style-name="T10">~/.bashrc</text:span>:<text:line-break/><text:span text:style-name="T12">export USB_DEVFS_PATH=/dev/bus/usb</text:span></text:p>
                </text:list-item>
                <text:list-item>
                  <text:p text:style-name="P11"><text:span text:style-name="T9">R</text:span>estart udev:<text:line-break/><text:span text:style-name="T12">$ services udev restart</text:span></text:p>
                </text:list-item>
                <text:list-item>
                  <text:p text:style-name="P11"><text:span text:style-name="T21">I</text:span>f it doesn't work. Try the good old:<text:line-break/><text:span text:style-name="T12">$ sudo reboot</text:span></text:p>
                </text:list-item>
              </text:list>
            </text:list-item>
            <text:list-item>
              <text:p text:style-name="P15">Currently, only image acquisition of a QHY5 CCD-camera is realize<text:span text:style-name="T25">d</text:span> via INDI; other cameras may follow. However, one needs INDI, and a tutorial for installing it <text:span text:style-name="T25">on the Pi </text:span>is found under<text:line-break/><text:a xlink:type="simple" xlink:href="http://indilib.org/support/tutorials/139-indi-library-on-raspberry-pi.html"><text:span text:style-name="T17">http://indilib.org/support/tutorials/139-indi-library-on-raspberry-pi.html</text:span></text:a></text:p>
            </text:list-item>
            <text:list-item>
              <text:p text:style-name="P17">In order to utilize the serial port, one has to disable it's current purpose – serving as a console to the pi. </text:p>
              <text:list>
                <text:list-item>
                  <text:p text:style-name="P22"><text:span text:style-name="Source_20_Text"><text:span text:style-name="T17">Edit </text:span></text:span><text:span text:style-name="Source_20_Text"><text:span text:style-name="T13">/boot/config.txt</text:span></text:span><text:span text:style-name="T17"> by typing</text:span><text:span text:style-name="Source_20_Text"><text:span text:style-name="T13"> </text:span></text:span><text:span text:style-name="Source_20_Text"><text:span text:style-name="T10">enable_uart=1. </text:span></text:span></text:p>
                </text:list-item>
                <text:list-item>
                  <text:p text:style-name="P21"><text:span text:style-name="T18">Disable console output from Jessie by typing:<text:line-break/></text:span><text:span text:style-name="T10">$ sudo systemctl stop serial-getty@ttyS0.service<text:line-break/>$ sudo systemctl disable serial-getty@ttyS0.service</text:span></text:p>
                </text:list-item>
                <text:list-item>
                  <text:p text:style-name="P21">Type sudo nano /boot/cmdline.txt and remove the statement<text:span text:style-name="T22"> </text:span><text:span text:style-name="T10">console=serial0,115200</text:span> <text:span text:style-name="T22">from that text. After reboot, </text:span><text:span text:style-name="T26">/dev/ttyS0</text:span><text:span text:style-name="T22"> should be available. More can be found under </text:span></text:p>
                  <text:p text:style-name="P13"><text:a xlink:type="simple" xlink:href="http://spellfoundry.com/2016/05/29/configuring-gpio-serial-port-raspbian-jessie-including-pi-3/"><text:span text:style-name="T18">http://spellfoundry.com/2016/05/29/configuring-gpio-serial-port-raspbian-jessie-including-pi-3/</text:span></text:a></text:p>
                </text:list-item>
              </text:list>
            </text:list-item>
          </text:list>
        </text:list-item>
      </text:list>
      <text:p text:style-name="P7"/>
      <text:p text:style-name="P1">Current features:</text:p>
      <text:list xml:id="list3684955858199529867" text:style-name="L2">
        <text:list-item>
          <text:p text:style-name="P18">Independent control of two Phidget steppers. Mount and drive parameters can be directly edited and saved in the GUI of TSC.</text:p>
        </text:list-item>
        <text:list-item>
          <text:p text:style-name="P18">Motion of the mount at variable speed using a handbox-style interface.</text:p>
        </text:list-item>
        <text:list-item>
          <text:p text:style-name="P18">GoTo using an internal set of catalogues; the catalogues are named <text:span text:style-name="T10">.tsc</text:span> but are in fact <text:span text:style-name="T10">.csv</text:span> files that can be edited with every spreadsheet like Excel. They have the following structure</text:p>
          <text:list>
            <text:list-item>
              <text:p text:style-name="P18">Number of entries in the first cell</text:p>
            </text:list-item>
            <text:list-item>
              <text:p text:style-name="P18">Constellation, Object name, RA hour, RA minute, RA second, sign of the declination, <text:soft-page-break/>declination degrees, declination minutes, declination seconds.</text:p>
            </text:list-item>
            <text:list-item>
              <text:p text:style-name="P23"><text:span text:style-name="T24">Example (start of the Messier list):<text:line-break/></text:span><text:span text:style-name="T14">110,,,,,,,,<text:line-break/>Taurus,Messier 1,5,34,30,+,22,1,0<text:line-break/>Aquarius,Messier 2,21,33,30,-,0,49,0<text:line-break/></text:span><text:span text:style-name="T20">and so on ...</text:span></text:p>
            </text:list-item>
          </text:list>
        </text:list-item>
        <text:list-item>
          <text:p text:style-name="P24">Interfacing to a local INDI server for ccd-camera acquisition; this is still very, very basic</text:p>
        </text:list-item>
        <text:list-item>
          <text:p text:style-name="P24">Acquisition of images from a guiding camera – this is even more basic. Currently, only the QHY5 camera is supported.</text:p>
        </text:list-item>
        <text:list-item>
          <text:p text:style-name="P25">Serial interface to a LX200 basic client; this is really, really bleeding ..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/>
          </table:table-cell>
        </table:table-row>
      </table:table>
      <text:p text:style-name="Text_20_body"/>
      <text:list xml:id="list144827476593155" text:continue-list="list5743047790372699552" text:style-name="L1">
        <text:list-item>
          <text:list>
            <text:list-item>
              <text:list>
                <text:list-header>
                  <text:p text:style-name="P13"/>
                </text:list-header>
              </text:list>
              <text:p text:style-name="P15"/>
              <text:p text:style-name="P16"><text:s/></text:p>
              <text:list text:continue-numbering="true">
                <text:list-header>
                  <text:p text:style-name="P20"/>
                </text:list-header>
              </text:list>
              <text:p text:style-name="P19"/>
              <text:p text:style-name="P11"><text:span text:style-name="Strong_20_Emphasis"><text:span text:style-name="T16"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Birkfellner</meta:initial-creator>
    <meta:creation-date>2016-12-13T17:36:37.442051729</meta:creation-date>
    <dc:date>2016-12-14T14:48:27.342558406</dc:date>
    <dc:creator>Wolfgang Birkfellner</dc:creator>
    <meta:editing-duration>PT33M56S</meta:editing-duration>
    <meta:editing-cycles>5</meta:editing-cycles>
    <meta:generator>LibreOffice/4.2.8.2$Linux_X86_64 LibreOffice_project/420m0$Build-2</meta:generator>
    <meta:document-statistic meta:table-count="2" meta:image-count="0" meta:object-count="0" meta:page-count="3" meta:paragraph-count="45" meta:word-count="867" meta:character-count="5785" meta:non-whitespace-character-count="4977"/>
  </office:meta>
</office:document-meta>
</file>